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Droid Sans Devanagari1" svg:font-family="'Droid Sans Devanagari'" style:font-family-generic="swiss"/>
    <style:font-face style:name="Courier New"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1" svg:font-family="Time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style:text-properties fo:language="en" fo:country="US" fo:font-weight="bold" style:font-weight-asian="bold"/>
    </style:style>
    <style:style style:name="P4" style:family="paragraph" style:parent-style-name="Standard">
      <style:paragraph-properties fo:line-height="150%"/>
      <style:text-properties fo:language="en" fo:country="US"/>
    </style:style>
    <style:style style:name="P5" style:family="paragraph" style:parent-style-name="Standard">
      <style:paragraph-properties fo:line-height="150%" fo:text-align="justify" style:justify-single-word="false"/>
      <style:text-properties fo:color="#ff0000" officeooo:paragraph-rsid="001989ca"/>
    </style:style>
    <style:style style:name="P6" style:family="paragraph" style:parent-style-name="Standard">
      <style:paragraph-properties fo:margin-left="0.4917in" fo:margin-right="0in" fo:line-height="150%" fo:text-indent="0in" style:auto-text-indent="false"/>
    </style:style>
    <style:style style:name="P7" style:family="paragraph" style:parent-style-name="Standard">
      <style:paragraph-properties fo:margin-left="0.4917in" fo:margin-right="0in" fo:line-height="150%" fo:text-align="justify" style:justify-single-word="false" fo:text-indent="0in" style:auto-text-indent="false"/>
    </style:style>
    <style:style style:name="P8" style:family="paragraph" style:parent-style-name="Standard">
      <style:paragraph-properties fo:margin-left="0in" fo:margin-right="0in" fo:line-height="150%" fo:text-indent="0.4917in" style:auto-text-indent="false"/>
    </style:style>
    <style:style style:name="P9" style:family="paragraph" style:parent-style-name="Standard">
      <style:paragraph-properties fo:margin-top="0in" fo:margin-bottom="0.1665in" loext:contextual-spacing="false" style:line-height-at-least="0.1807in" fo:text-align="justify" style:justify-single-word="false" fo:orphans="0" fo:widows="0"/>
    </style:style>
    <style:style style:name="P10" style:family="paragraph" style:parent-style-name="List_20_Paragraph">
      <style:paragraph-properties fo:line-height="150%"/>
      <style:text-properties fo:language="en" fo:country="US"/>
    </style:style>
    <style:style style:name="P11" style:family="paragraph" style:parent-style-name="List_20_Paragraph">
      <style:paragraph-properties fo:line-height="150%" fo:text-align="justify" style:justify-single-word="false"/>
      <style:text-properties fo:language="en" fo:country="US"/>
    </style:style>
    <style:style style:name="P12" style:family="paragraph" style:parent-style-name="Standard" style:master-page-name="Standard">
      <style:paragraph-properties style:page-number="auto"/>
    </style:style>
    <style:style style:name="P13" style:family="paragraph" style:parent-style-name="List_20_Paragraph" style:list-style-name="WWNum1">
      <style:paragraph-properties fo:line-height="150%" fo:text-align="justify" style:justify-single-word="false"/>
    </style:style>
    <style:style style:name="P14" style:family="paragraph" style:parent-style-name="List_20_Paragraph" style:list-style-name="WWNum1">
      <style:paragraph-properties fo:line-height="150%" fo:text-align="justify" style:justify-single-word="false"/>
      <style:text-properties fo:language="en" fo:country="US"/>
    </style:style>
    <style:style style:name="T1" style:family="text">
      <style:text-properties fo:letter-spacing="0.0016in"/>
    </style:style>
    <style:style style:name="T2" style:family="text">
      <style:text-properties style:text-scale="99%"/>
    </style:style>
    <style:style style:name="T3" style:family="text">
      <style:text-properties style:font-name="Arial"/>
    </style:style>
    <style:style style:name="T4" style:family="text">
      <style:text-properties fo:letter-spacing="-0.002in"/>
    </style:style>
    <style:style style:name="T5" style:family="text">
      <style:text-properties fo:letter-spacing="-0.0028in"/>
    </style:style>
    <style:style style:name="T6" style:family="text">
      <style:text-properties fo:letter-spacing="-0.0134in"/>
    </style:style>
    <style:style style:name="T7" style:family="text">
      <style:text-properties fo:language="en" fo:country="US"/>
    </style:style>
    <style:style style:name="T8" style:family="text">
      <style:text-properties fo:language="en" fo:country="US" fo:font-weight="bold" style:font-weight-asian="bold"/>
    </style:style>
    <style:style style:name="T9" style:family="text">
      <style:text-properties fo:language="en" fo:country="US" fo:font-style="italic" style:font-style-asian="italic"/>
    </style:style>
    <style:style style:name="T10" style:family="text">
      <style:text-properties fo:color="#000000" style:font-name="Times" fo:font-size="10.5pt" fo:language="en" fo:country="none" style:font-size-asian="10.5pt" style:font-name-complex="Times1" style:font-size-complex="10.5pt"/>
    </style:style>
    <style:style style:name="T11" style:family="text">
      <style:text-properties fo:color="#ff0000"/>
    </style:style>
    <style:style style:name="T12" style:family="text">
      <style:text-properties fo:color="#ff0000" style:font-name="Times" fo:font-size="10.5pt" style:font-size-asian="10.5pt" style:font-name-complex="Times1" style:font-size-complex="10.5pt"/>
    </style:style>
    <style:style style:name="T13" style:family="text">
      <style:text-properties fo:color="#ff0000" style:font-name="Times" fo:font-size="10.5pt" fo:language="en" fo:country="none" style:font-size-asian="10.5pt" style:font-name-complex="Times1" style:font-size-complex="10.5pt"/>
    </style:style>
    <style:style style:name="T14" style:family="text">
      <style:text-properties fo:color="#ff0000" fo:language="en" fo:country="US"/>
    </style:style>
    <style:style style:name="T15" style:family="text">
      <style:text-properties fo:color="#ff0000" style:font-name="Arial"/>
    </style:style>
    <style:style style:name="T16" style:family="text">
      <style:text-properties fo:color="#ff0000" fo:letter-spacing="-0.0028in"/>
    </style:style>
    <style:style style:name="T17" style:family="text">
      <style:text-properties fo:color="#ff0000" fo:letter-spacing="-0.0134in"/>
    </style:style>
    <style:style style:name="T18" style:family="text">
      <style:text-properties style:use-window-font-color="true"/>
    </style:style>
    <style:style style:name="T19" style:family="text">
      <style:text-properties style:use-window-font-color="true" fo:language="en" fo:country="US"/>
    </style:style>
    <style:style style:name="T20" style:family="text">
      <style:text-properties officeooo:rsid="001989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text:tab/>Summary</text:p>
      <text:p text:style-name="Standard"/>
      <text:p text:style-name="P5">The scientific objective of this study, <text:span text:style-name="T20">being</text:span> part of the German contribution CGAUSS (Coronagraphic German and US Solar Probe Plus Survey) to the Wide field Imager for Solar Probe (WISPR), was to model the solar wind environment for the Parker Solar Probe mission (formerly Solar probe Plus) to be launched mid 2018 as. </text:p>
      <text:p text:style-name="P1"/>
      <text:p text:style-name="P2"><text:span text:style-name="T11">For this purpose</text:span> we derived lognormal representations of the frequency distributions’ shapes of the four key solar wind parameters magnetic field strength, proton velocity, proton density and proton temperatu<text:span text:style-name="T11">re f</text:span>or the near-Earth solar wind OMNI dat<text:span text:style-name="T11">a,</text:span> and the Helios 1 and 2 data obtained over the distance range 0.29–0.98 au. The dependencies of these frequency distributions on the<text:span text:style-name="T1"> </text:span>solar activity<text:span text:style-name="T2"> </text:span>cycle and on radial distance to the Sun<text:span text:style-name="T11"> were</text:span> mode<text:span text:style-name="T11">ll</text:span>ed with analytical relations and <text:span text:style-name="T11">then</text:span> extrapolated to the Parker Solar Probe or-bit, taking into account predictions of the sunspot number. <text:span text:style-name="T11">With the resulting</text:span> CGAUSS empirical solar wind model for PSP <text:span text:style-name="T11">the following </text:span><text:span text:style-name="T18">estimations</text:span> for the solar wind median values at PSP’s first <text:s/>perihelion in 2018 at a solar distance of 0<text:span text:style-name="T3">.</text:span>16 au and for <text:span text:style-name="T4">PSP’s </text:span>closest perihelion<text:span text:style-name="T5"> </text:span>in<text:span text:style-name="T5"> </text:span>2024<text:span text:style-name="T5"> </text:span>at<text:span text:style-name="T5"> </text:span>0<text:span text:style-name="T3">.</text:span>046<text:span text:style-name="T6"> </text:span>au <text:span text:style-name="T11">(9.86 RS) are obtained:</text:span> </text:p>
      <text:p text:style-name="P1"/>
      <text:list xml:id="list175308111195803959" text:style-name="WWNum1">
        <text:list-item>
          <text:p text:style-name="P13">The <text:span text:style-name="T7">dependency of the magnetic field strength median value on solar activity and radial distance is</text:span></text:p>
        </text:list-item>
      </text:list>
      <text:p text:style-name="P10">Bmed(ssn, r) = (0.0131 nT • ssn + 4.29 nT) • r−1.66 .<text:tab/>(12) </text:p>
      <text:p text:style-name="P11">This approximation <text:span text:style-name="T11">starts to reveal uncertainties</text:span> <text:span text:style-name="T11">of about</text:span> 20 %<text:span text:style-name="T11"> in the distance range below 20 RS from the Sun</text:span>.</text:p>
      <text:list xml:id="list180903485990975" text:continue-numbering="true" text:style-name="WWNum1">
        <text:list-item>
          <text:p text:style-name="P14">The estimated <text:span text:style-name="T11">magnetic field</text:span> values for PSP’s first and closest perihelion are 87 nT and 943 nT.</text:p>
        </text:list-item>
        <text:list-item>
          <text:p text:style-name="P13">The radial dependency of the median velocity value for slow <text:span text:style-name="T11">and fast solar wind is</text:span></text:p>
        </text:list-item>
      </text:list>
      <text:p text:style-name="P6">vslow(r) = 363 km s−1 • r0.099<text:tab/>(13)</text:p>
      <text:p text:style-name="P8">vfast(r) = 483 km s−1 • r0.099 .<text:tab/>(14)</text:p>
      <text:p text:style-name="P7">These relations <text:span text:style-name="T11">appear</text:span> valid <text:span text:style-name="T11">to distances of </text:span>about 20 RS <text:span text:style-name="T11">before</text:span> they overestimate the actual <text:span text:style-name="T11">solar wind</text:span> velocities obtained from remote measurements. </text:p>
      <text:list xml:id="list180903854172918" text:continue-numbering="true" text:style-name="WWNum1">
        <text:list-item>
          <text:p text:style-name="P13">The calculated median values for PSP’s first and closest perihelion are 340 km s−1 and 290 km s−1.</text:p>
        </text:list-item>
      </text:list>
      <text:p text:style-name="P1"/>
      <text:list xml:id="list180903941092125" text:continue-numbering="true" text:style-name="WWNum1">
        <text:list-item>
          <text:p text:style-name="P13"><text:soft-page-break/><text:span text:style-name="T11">The solar wind</text:span> frequency distribution <text:span text:style-name="T11">dependence on solar activity as measured by the internaionasl sunspot number was found to be</text:span> c(ssn) = 0.00180 ssn + 0.64.<text:line-break/><text:span text:style-name="T11">At</text:span> solar minimum <text:span text:style-name="T11">and sunspot numbers around 0</text:span> the slow wind <text:span text:style-name="T11">contributes to</text:span> 64% <text:span text:style-name="T11">to the overall solar wind distribution,</text:span> dropping to 28 % <text:span text:style-name="T11">at solar</text:span> maximum <text:span text:style-name="T11">conditions with ssn around 200</text:span>. </text:p>
        </text:list-item>
      </text:list>
      <text:p text:style-name="P1">–<text:tab/>The density relation is found to be</text:p>
      <text:p text:style-name="P1">nmed(ssn, r) = <text:s/>0.0038 cm−3 • ssn + 4.50 cm−3 <text:s text:c="2"/>• r−2.11 . (15)</text:p>
      <text:p text:style-name="P2"><text:span text:style-name="T11">This relationship</text:span> seems valid throughout the full PSP orbital distance range, even down to about 8 RS. <text:s/></text:p>
      <text:list xml:id="list180903136996333" text:continue-numbering="true" text:style-name="WWNum1">
        <text:list-item>
          <text:p text:style-name="P13">The estimated <text:span text:style-name="T11">proton density</text:span> values for PSP’s first and closest perihelion are 4015 cm−3 and 9733 cm−3.</text:p>
        </text:list-item>
      </text:list>
      <text:p text:style-name="P2">–<text:tab/>The derived correlation function for the temperature is</text:p>
      <text:p text:style-name="P1">Tmed(ssn, r) = (197 K • ssn + 57 300 K) • r−1.10 .<text:tab/>(16)</text:p>
      <text:p text:style-name="P2"><text:span text:style-name="T11">Around </text:span>PSP’s perihelion this relation<text:span text:style-name="T11">ship seems provides</text:span> too high <text:span text:style-name="T11">proton</text:span> temperature values in comparison to coronal measurements. </text:p>
      <text:list xml:id="list180902985807450" text:continue-numbering="true" text:style-name="WWNum1">
        <text:list-item>
          <text:p text:style-name="P13">The estimated <text:span text:style-name="T11">proton temperature</text:span> values for PSP’s first and closest perihelion are 503 000 K and 1 930 000 K.</text:p>
        </text:list-item>
      </text:list>
      <text:p text:style-name="P1"/>
      <text:p text:style-name="P2"><text:span text:style-name="T11">The limitations of the extrapolated values at distances</text:span> below 20 R <text:span text:style-name="T11">indicate the occurrence of</text:span> solar wind acceleration and heating processes. <text:span text:style-name="T11">PSP will thus be able to directly measure these processes as planned.</text:span></text:p>
      <text:p text:style-name="P2"><text:span text:style-name="T11">The results of the modelled</text:span> solar wind environment <text:span text:style-name="T11">will be useful to help</text:span> optimize the WISPR and <text:span text:style-name="T11">in situ instrument</text:span> science planning<text:span text:style-name="T11">s and</text:span> PSP <text:span text:style-name="T11">mission</text:span> operations. This also applies for the Heliospheric Imager (SoloHI) (Howard et al. 2013) <text:span text:style-name="T11">and the in situ instruments</text:span> o<text:span text:style-name="T11">n b</text:span>oard the Solar Orbiter spacecraft.</text:p>
      <text:p text:style-name="P1"/>
      <text:p text:style-name="P1">Acknowledgements. </text:p>
      <text:p text:style-name="P9"><text:span text:style-name="T12">The authors </text:span><text:span text:style-name="T13">acknowledge support of the</text:span><text:span text:style-name="T10"> CGAUSS </text:span><text:span text:style-name="T13">(</text:span><text:span text:style-name="T10">Coronagraphic German And US Solar Probe Plus Survey</text:span><text:span text:style-name="T13">)</text:span><text:span text:style-name="T10"> </text:span><text:span text:style-name="T13">project for WISPR</text:span><text:span text:style-name="T10"> by the German Space Agency DLR under grant 50 OL 1601 </text:span><text:span text:style-name="T13">as national contribution to the Parker Solar Probe mission</text:span><text:span text:style-name="T10">. </text:span>The authors thank the Helios and OMNI PIs/teams for creating and making available the solar wind in situ data. The Helios and the OMNI data are supplied by the NASA Space Science Data Coordinated Archive (NSSDCA) and the Space Physics Data Facility (SPDF) at NASA’s Goddard Space Flight Center (GSFC).Additional thanks for maintaining and providing the international sunspot number series go to the World Data Center – Sunspot Index and Long-term Solar Observations (WDC-SILSO) at the Solar <text:soft-page-break/>Influences Data Analysis Center (SIDC), Royal Observatory of Belgium (ROB). The PSP SPICE kernel was kindly provided by Angelos Vourlidas.</text:p>
      <text:p text:style-name="P1"><text:s/></text:p>
      <text:p text:style-name="P3">ABSTRACT</text:p>
      <text:p text:style-name="P3"/>
      <text:p text:style-name="P2"><text:span text:style-name="T9">Context. </text:span><text:span text:style-name="T14">The</text:span><text:span text:style-name="T7"> Parker Solar Probe (PSP) (formerly Solar Probe Plus) will be humanity’s first in situ exploration of the solar corona </text:span><text:span text:style-name="T14">with a </text:span><text:span text:style-name="T7">closest perihelion </text:span><text:span text:style-name="T14">at</text:span><text:span text:style-name="T7"> 9.86 solar radii</text:span><text:span text:style-name="T14"> distance to the sun</text:span><text:span text:style-name="T7">. </text:span><text:span text:style-name="T14">It</text:span><text:span text:style-name="T7"> will help answer hitherto unresolved questions on the heating of the solar corona and the source and acceleration of the solar wind and solar energetic particles. </text:span><text:span text:style-name="T14">The scope of this study is to model</text:span><text:span text:style-name="T7"> the solar wind environment for its </text:span><text:span text:style-name="T14">unprecedented distances during its</text:span><text:span text:style-name="T7"> prime mission </text:span><text:span text:style-name="T14">phase during the years</text:span><text:span text:style-name="T7"> 2018–2025. The study is performed within the project Coronagraphic German And US Solar Probe Survey (CGAUSS) which is the German contribution to the PSP mission as part of the Wide field Imager for Solar PRobe (WISPR).</text:span></text:p>
      <text:p text:style-name="P2"><text:span text:style-name="T9">Aims. </text:span><text:span text:style-name="T7">We present an empirical solar wind model for the inner heliosphere which is derived from </text:span><text:span text:style-name="T14">OMNI and Helios</text:span><text:span text:style-name="T7"> data. The German-US space probes Helios 1 and Helios 2 flew in the 1970s and observed solar wind in the ecliptic </text:span><text:span text:style-name="T14">up to</text:span><text:span text:style-name="T7"> heliocentric distances of 0.29–0.98 au. The OMNI database consists of multi-spacecraft intercalibrated in situ data obtained near 1 au </text:span><text:span text:style-name="T14">and provides data for more than five solar cycles</text:span><text:span text:style-name="T7">. </text:span><text:span text:style-name="T14">The</text:span><text:span text:style-name="T7"> sunspot number </text:span><text:span text:style-name="T14">and its</text:span><text:span text:style-name="T7"> predictions </text:span><text:span text:style-name="T14">are used</text:span><text:span text:style-name="T7"> to </text:span><text:span text:style-name="T14">derive</text:span><text:span text:style-name="T7"> </text:span><text:span text:style-name="T14">the dependency of</text:span><text:span text:style-name="T7"> the solar wind </text:span><text:span text:style-name="T14">on solar activity and to forecast its properties for the PSP mission</text:span><text:span text:style-name="T7">. </text:span></text:p>
      <text:p text:style-name="P2"><text:span text:style-name="T9">Methods. </text:span><text:span text:style-name="T14">The solar wind key parameter frequency distributions for</text:span><text:span text:style-name="T7"> the magnetic field strength, proton velocity, </text:span><text:span text:style-name="T14">number</text:span><text:span text:style-name="T7"> density and temperature </text:span><text:span text:style-name="T14">of the OMNI and Helios data</text:span><text:span text:style-name="T7"> are represented </text:span><text:span text:style-name="T14">by</text:span><text:span text:style-name="T7"> lognormal functions. In addition, w</text:span><text:span text:style-name="T14">e c</text:span><text:span text:style-name="T7">onsider the </text:span><text:span text:style-name="T14">solar wind</text:span><text:span text:style-name="T7"> velocity distribution’s bi-componental shape, consisting of a slower and a faster part.</text:span><text:span text:style-name="T14"> Based on the analysis of the OMNI and Helios data sets an empirical solar wind</text:span><text:span text:style-name="T7"> model </text:span><text:span text:style-name="T14">is derived</text:span><text:span text:style-name="T7"> account</text:span><text:span text:style-name="T14">ing</text:span><text:span text:style-name="T7"> for solar activity and for solar distance </text:span><text:span text:style-name="T14">through adequate</text:span><text:span text:style-name="T7"> shift</text:span><text:span text:style-name="T14">s</text:span><text:span text:style-name="T7"> of the lognormal distributions. </text:span><text:span text:style-name="T14">From the found </text:span><text:span text:style-name="T19">relations</text:span><text:span text:style-name="T14">hips of the </text:span><text:span text:style-name="T19">function</text:span><text:span text:style-name="T14">s with</text:span><text:span text:style-name="T7"> solar activity the </text:span><text:span text:style-name="T14">solar wind </text:span><text:span text:style-name="T19">parameter</text:span><text:span text:style-name="T7"> frequency distributions </text:span><text:span text:style-name="T19">are fitted</text:span><text:span text:style-name="T7"> with power law dependencies. Finally, </text:span><text:span text:style-name="T14">through</text:span><text:span text:style-name="T7"> </text:span><text:span text:style-name="T14">extrapolation</text:span><text:span text:style-name="T7"> </text:span><text:span text:style-name="T14">the empirical </text:span><text:span text:style-name="T7">solar wind model </text:span><text:span text:style-name="T14">for the PSP orbit and its expected phase of the sunspot cycle is obtained</text:span><text:span text:style-name="T7">. </text:span></text:p>
      <text:p text:style-name="P4"/>
      <text:list xml:id="list180903607515716" text:continue-numbering="true" text:style-name="WWNum1">
        <text:list-item>
          <text:p text:style-name="P13"><text:soft-page-break/><text:span text:style-name="T9">Results. </text:span><text:span text:style-name="T14">T</text:span><text:span text:style-name="T11">he CGAUSS empirical solar wind model for PSP</text:span> <text:span text:style-name="T11">yields </text:span><text:span text:style-name="T14">dependencies of the solar wind parameter median values on solar activity and radial distance.</text:span><text:span text:style-name="T7"> The </text:span>estimat<text:span text:style-name="T11">ions for the</text:span> solar wind median values <text:span text:style-name="T11">for</text:span> PSP’s first <text:s/>perihelion<text:span text:style-name="T11"> in 2018 at a solar distance of 0</text:span><text:span text:style-name="T15">.</text:span><text:span text:style-name="T11">16 au</text:span> <text:span text:style-name="T7">are 87 nT, 340 km s−1, 4015 cm−3 and 503 000 K </text:span><text:span text:style-name="T14">and</text:span><text:span text:style-name="T7"> 943 nT, 290 km s−1, 9733 cm−3 and 1 930 000 K </text:span>for <text:span text:style-name="T4">PSP’s </text:span>closest periheli<text:span text:style-name="T11">on</text:span><text:span text:style-name="T16"> </text:span><text:span text:style-name="T11">in</text:span><text:span text:style-name="T16"> </text:span><text:span text:style-name="T11">2024</text:span><text:span text:style-name="T16"> </text:span><text:span text:style-name="T11">at</text:span><text:span text:style-name="T16"> </text:span><text:span text:style-name="T11">0</text:span><text:span text:style-name="T15">.</text:span><text:span text:style-name="T11">046</text:span><text:span text:style-name="T17"> </text:span><text:span text:style-name="T11">au (9.86 RS)</text:span>. <text:span text:style-name="T7">The modeled</text:span><text:span text:style-name="T14"> values below 20 RS appear</text:span><text:span text:style-name="T7"> overestimated in comparison with existing ob- servations. </text:span><text:span text:style-name="T14">Thus</text:span><text:span text:style-name="T7"> below 20 RS </text:span><text:span text:style-name="T14">PSP is expected to directly measure</text:span><text:span text:style-name="T7"> solar wind acceleration and heating processes </text:span><text:span text:style-name="T14">as planned. </text:span></text:p>
        </text:list-item>
      </text:list>
      <text:p text:style-name="P1"><text:span text:style-name="T8">Key words. <text:s/></text:span><text:span text:style-name="T7">solar wind – sun: heliosphere – sun: corona, </text:span><text:span text:style-name="T14">Parker Solar Probe</text:span><text:bookmark text:name="_GoBac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ce style:name="Droid Sans Devanagari1" svg:font-family="'Droid Sans Devanagari'" style:font-family-generic="swiss"/>
    <style:font-face style:name="Courier New"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de" fo:country="DE" style:letter-kerning="true" style:font-name-asian="Calibri2" style:font-size-asian="12pt" style:language-asian="en" style:country-asian="US"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de" fo:country="DE" style:letter-kerning="true" style:font-name-asian="Calibri2" style:font-size-asian="12pt" style:language-asian="en" style:country-asian="US" style:font-name-complex="Arial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asian="Calibri2"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olker Bothmer</meta:initial-creator>
    <meta:editing-cycles>19</meta:editing-cycles>
    <meta:creation-date>2017-08-24T12:42:00</meta:creation-date>
    <dc:date>2017-08-24T18:09:01.704182958</dc:date>
    <meta:editing-duration>PT42M9S</meta:editing-duration>
    <meta:generator>LibreOffice/5.2.5.1$Linux_X86_64 LibreOffice_project/20m0$Build-1</meta:generator>
    <meta:document-statistic meta:table-count="0" meta:image-count="0" meta:object-count="0" meta:page-count="4" meta:paragraph-count="32" meta:word-count="1200" meta:character-count="7213" meta:non-whitespace-character-count="603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